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25pt" loext:padding="0in" loext:border="non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top="0in" fo:margin-bottom="0.0209in" style:contextual-spacing="false"/>
    </style:style>
    <style:style style:name="P4" style:family="paragraph" style:parent-style-name="Standard">
      <style:paragraph-properties fo:margin-top="0in" fo:margin-bottom="0.0209in" style:contextual-spacing="false"/>
      <style:text-properties loext:padding="0in" loext:border="none"/>
    </style:style>
    <style:style style:name="P5" style:family="paragraph" style:parent-style-name="Text_20_body">
      <style:text-properties fo:font-variant="normal" fo:text-transform="none" fo:font-style="normal" fo:font-weight="normal"/>
    </style:style>
    <style:style style:name="T1" style:family="text">
      <style:text-properties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can I improve my coding skills and proceed with larger projects?</text:p>
      <text:p text:style-name="Standard"/>
      <text:p text:style-name="P2"><text:span text:style-name="T1"/></text:p>
      <text:p text:style-name="P5">The big difference with larger projects is that structure becomes more important than lines of code.</text:p>
      <text:p text:style-name="P5">Within an application, you decide how to break the problem down into chunks that are isolated. Across the system, you decide which services talk to which others, when and how. You decide how best to separate the core logic from environmental concerns.</text:p>
      <text:p text:style-name="P5">You consider reliability, scalability, repeatability, security and operation of this fleet. Monitoring and fault recovery becomes important. Concurrency becomes important.</text:p>
      <text:p text:style-name="P5">The code will be written by a team, so source control, test environments, continuous integration, automated test regression becomes important. As do coding standards and enforcement and high level design approaches.</text:p>
      <text:p text:style-name="P5">But my simple take on it is that the outside of a function becomes more important than the insid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0T22:42:10.182187329</meta:creation-date>
    <dc:date>2021-10-30T22:43:46.852244564</dc:date>
    <meta:editing-duration>PT1M37S</meta:editing-duration>
    <meta:editing-cycles>1</meta:editing-cycles>
    <meta:generator>LibreOffice/7.0.6.2$Linux_X86_64 LibreOffice_project/00$Build-2</meta:generator>
    <meta:document-statistic meta:table-count="0" meta:image-count="0" meta:object-count="0" meta:page-count="1" meta:paragraph-count="6" meta:word-count="140" meta:character-count="903" meta:non-whitespace-character-count="769"/>
  </office:meta>
</office:document-meta>
</file>